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pr1" style:family="presentation" style:parent-style-name="Padrão-subtitle">
      <style:graphic-properties draw:fill-color="#ffffff" draw:auto-grow-height="true" fo:min-height="17.962cm"/>
    </style:style>
    <style:style style:name="pr2" style:family="presentation" style:parent-style-name="Padrão-notes">
      <style:graphic-properties draw:fill-color="#ffffff" fo:min-height="13.364cm"/>
    </style:style>
    <style:style style:name="pr3" style:family="presentation" style:parent-style-name="Padrão-title">
      <style:graphic-properties draw:auto-grow-height="true" fo:min-height="3.506cm"/>
    </style:style>
    <style:style style:name="pr4" style:family="presentation" style:parent-style-name="Padrão-outline1">
      <style:graphic-properties fo:min-height="11.93cm"/>
    </style:style>
    <style:style style:name="pr5" style:family="presentation" style:parent-style-name="Padrão-title">
      <style:graphic-properties fo:min-height="3.506cm"/>
    </style:style>
    <style:style style:name="pr6" style:family="presentation" style:parent-style-name="Padrão-outline1">
      <style:graphic-properties fo:min-height="13.9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32">
        <draw:frame presentation:style-name="pr1" draw:layer="layout" svg:width="25.199cm" svg:height="17.962cm" svg:x="1.4cm" svg:y="0.837cm" presentation:class="subtitle">
          <draw:text-box>
            <text:p>Streamed Lines: Using Patterns for Parallel Software Development</text:p>
          </draw:text-box>
        </draw:frame>
        <draw:frame draw:style-name="gr1" draw:layer="layout" svg:width="7.339cm" svg:height="2.387cm" svg:x="20.2cm" svg:y="18cm">
          <draw:text-box>
            <text:p>Apresentado por: </text:p>
            <text:p>Gabriel Piton Tessarolli</text:p>
            <text:p>Wallace da Silva Ribeiro</text:p>
          </draw:text-box>
        </draw:frame>
        <draw:frame draw:style-name="gr1" draw:text-style-name="P1" draw:layer="layout" svg:width="20.013cm" svg:height="2.387cm" svg:x="3.987cm" svg:y="11.637cm">
          <draw:text-box>
            <text:p text:style-name="P1">Brad Appleton, Stephen P. Berczuk, Ralph Cabrera, Robert Orenstein</text:p>
            <text:p text:style-name="P1"/>
            <text:p text:style-name="P1">1998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4" draw:layer="layout" svg:width="25.199cm" svg:height="14.2cm" svg:x="1.4cm" svg:y="4.6cm" presentation:class="outline">
          <draw:text-box>
            <text:list text:style-name="L3">
              <text:list-item>
                <text:p>Introdução</text:p>
              </text:list-item>
              <text:list-item>
                <text:p>Os padrões</text:p>
                <text:list>
                  <text:list-item>
                    <text:p>Políticas de ramificação</text:p>
                  </text:list-item>
                  <text:list-item>
                    <text:p>Criação de ramos</text:p>
                  </text:list-item>
                  <text:list-item>
                    <text:p>Estruturação de ramos</text:p>
                  </text:list-item>
                </text:list>
              </text:list-item>
              <text:list-item>
                <text:p>Como utilizar</text:p>
              </text:list-item>
              <text:list-item>
                <text:p>Considerações finai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draw:frame presentation:style-name="pr5" draw:layer="layout" svg:width="25.199cm" svg:height="3.506cm" svg:x="1.4cm" svg:y="0.837cm" presentation:class="title">
          <draw:text-box>
            <text:p>Como utilizar</text:p>
          </draw:text-box>
        </draw:frame>
        <draw:frame presentation:style-name="pr6" draw:layer="layout" svg:width="25.199cm" svg:height="14.2cm" svg:x="1.4cm" svg:y="4.6cm" presentation:class="outline">
          <draw:text-box>
            <text:list text:style-name="L3">
              <text:list-item>
                <text:p>Selecionar o estilo de ramificação</text:p>
                <text:list>
                  <text:list-item>
                    <text:p>Antecipado ou adiado</text:p>
                    <text:list>
                      <text:list-item>
                        <text:p>Antecipado: mais formal, maior isolamento e controle</text:p>
                      </text:list-item>
                      <text:list-item>
                        <text:p>Adiado: maior produtividade, menos isolamento, maior risco</text:p>
                      </text:list-item>
                    </text:list>
                  </text:list-item>
                </text:list>
              </text:list-item>
              <text:list-item>
                <text:p>Selecionar o estilo de junção</text:p>
                <text:list>
                  <text:list-item>
                    <text:p>Relaxado ou restrito</text:p>
                    <text:list>
                      <text:list-item>
                        <text:p>Relaxado: mais ativo, mais arriscado.</text:p>
                      </text:list-item>
                      <text:list-item>
                        <text:p>Restrito: mais seguro, gera mais codelines</text:p>
                      </text:list-item>
                    </text:list>
                  </text:list-item>
                  <text:list-item>
                    <text:p>Pode haver mesclas no projet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draw:frame presentation:style-name="pr5" draw:layer="layout" svg:width="25.199cm" svg:height="3.506cm" svg:x="1.4cm" svg:y="0.837cm" presentation:class="title">
          <draw:text-box>
            <text:p>Como utilizar</text:p>
          </draw:text-box>
        </draw:frame>
        <draw:frame presentation:style-name="pr6" draw:layer="layout" svg:width="25.199cm" svg:height="14.2cm" svg:x="1.4cm" svg:y="4.6cm" presentation:class="outline">
          <draw:text-box>
            <text:list text:style-name="L3">
              <text:list-item>
                <text:p>Começar simples</text:p>
                <text:list>
                  <text:list-item>
                    <text:p>Evitar trabalhos desnecessários</text:p>
                  </text:list-item>
                </text:list>
              </text:list-item>
              <text:list-item>
                <text:p>Mudar as escolhas se necessário</text:p>
                <text:list>
                  <text:list-item>
                    <text:p>Variantes</text:p>
                  </text:list-item>
                  <text:list-item>
                    <text:p>Mais controle (relaxado para restrito)</text:p>
                  </text:list-item>
                </text:list>
              </text:list-item>
              <text:list-item>
                <text:p>Considerar necessidades do projeto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8cm" svg:x="1.4cm" svg:y="4.6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5-25T15:48:51.68</meta:creation-date>
    <dc:date>2013-05-26T11:51:49.19</dc:date>
    <meta:editing-duration>PT1H5M6S</meta:editing-duration>
    <meta:editing-cycles>17</meta:editing-cycles>
    <meta:generator>LibreOffice/4.0.3.3$Windows_x86 LibreOffice_project/0eaa50a932c8f2199a615e1eb30f7ac74279539</meta:generator>
    <meta:document-statistic meta:object-count="38"/>
  </office:meta>
</office:document-meta>
</file>